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9252in"/>
    </style:style>
    <style:style style:name="co7" style:family="table-column">
      <style:table-column-properties fo:break-before="auto" style:column-width="2.2374in"/>
    </style:style>
    <style:style style:name="co8" style:family="table-column">
      <style:table-column-properties fo:break-before="auto" style:column-width="1.2583in"/>
    </style:style>
    <style:style style:name="co9" style:family="table-column">
      <style:table-column-properties fo:break-before="auto" style:column-width="0.8126in"/>
    </style:style>
    <style:style style:name="co10" style:family="table-column">
      <style:table-column-properties fo:break-before="auto" style:column-width="1.4008in"/>
    </style:style>
    <style:style style:name="co11" style:family="table-column">
      <style:table-column-properties fo:break-before="auto" style:column-width="1.1417in"/>
    </style:style>
    <style:style style:name="co12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9409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Variation Unique ID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Cœur de Fyendal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**Légendaire** *(Vous ne pouvez avoir qu’un Cœur de Fyendal dans votre deck.)*</text:p>
            <text:p/>
            <text:p>Lorsque vous lancez Coeur de Fyendal, si vous avez moins de {h} que votre adversaire, gagnez 1{h}.</text:p>
          </table:table-cell>
          <table:table-cell/>
          <table:table-cell office:value-type="string" calcext:value-type="string">
            <text:p>Générique Ressource – Pierre précieuse</text:p>
          </table:table-cell>
          <table:table-cell office:value-type="string" calcext:value-type="string">
            <text:p>Adolfo Navarro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zPG97HKzdmzJGdncK8nnG – 1HP000 – N</text:p>
          </table:table-cell>
          <table:table-cell office:value-type="string" calcext:value-type="string">
            <text:p>https://storage.googleapis.com/fabmaster/cardfaces/2022-1HP/FR/FR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Œil d’Ophidi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**Légendaire** *(Vous ne pouvez avoir qu’un Œil d’Ophidie</text:span> dans votre deck.)*</text:p>
            <text:p/>
            <text:p><text:span text:style-name="T1">Lorsque vous lanchez Œil d’Ophidie, **optez 2**.</text:span></text:p>
          </table:table-cell>
          <table:table-cell/>
          <table:table-cell office:value-type="string" calcext:value-type="string">
            <text:p>Générique Ressource – Pierre précieuse</text:p>
          </table:table-cell>
          <table:table-cell office:value-type="string" calcext:value-type="string">
            <text:p>Alexandra Malygina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BBqrPDLK8RpDLfF99Cr8d – 1HP000 – N</text:p>
          </table:table-cell>
          <table:table-cell office:value-type="string" calcext:value-type="string">
            <text:p>https://storage.googleapis.com/fabmaster/cardfaces/2022-1HP/FR/FR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Éclat d’Archenui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**Spécialisation de Viserai légendaire** *(Vous ne pouvez avoir qu’un Éclat d’Archenuit</text:span> dans votre deck et uniquement si Viserai est votre héros.)*</text:p>
            <text:p/>
            <text:p><text:span text:style-name="T1">Lorsque vous lanchez Éclat d’Archenuit, créez un jeton Chantderune.</text:span></text:p>
          </table:table-cell>
          <table:table-cell/>
          <table:table-cell office:value-type="string" calcext:value-type="string">
            <text:p>Lamederune Ressource – Pierre précieuse</text:p>
          </table:table-cell>
          <table:table-cell office:value-type="string" calcext:value-type="string">
            <text:p>Maxim Kostin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LQmdBgHpTGLTpLmftWkbz – 1HP000 – N</text:p>
          </table:table-cell>
          <table:table-cell office:value-type="string" calcext:value-type="string">
            <text:p>https://storage.googleapis.com/fabmaster/cardfaces/2022-1HP/FR/FR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1"/>
        </table:table-row>
        <table:table-row table:style-name="ro5">
          <table:table-cell table:number-columns-repeated="1001"/>
        </table:table-row>
      </table:table>
      <table:named-expressions/>
      <table:database-ranges>
        <table:database-range table:name="__Anonymous_Sheet_DB__0" table:target-range-address="card.B1:card.I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0:39:36.1564929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7T00:39:56.231094760</dc:date>
    <meta:editing-duration>P6DT1H33M40S</meta:editing-duration>
    <meta:editing-cycles>2548</meta:editing-cycles>
    <meta:generator>LibreOffice/7.2.5.2$MacOSX_X86_64 LibreOffice_project/499f9727c189e6ef3471021d6132d4c694f357e5</meta:generator>
    <meta:document-statistic meta:table-count="1" meta:cell-count="46" meta:object-count="0"/>
    <meta:user-defined meta:name=""/>
  </office:meta>
</office:document-meta>
</file>